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5" style:family="paragraph">
      <style:text-properties fo:font-family="'Courier New'" style:font-family-generic="modern" style:font-pitch="fixed" fo:font-size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family="'Courier New'" style:font-family-generic="modern" style:font-pitch="fixed" fo:font-size="14pt"/>
    </style:style>
    <style:style style:name="T2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9" draw:layer="layout" svg:width="4.1cm" svg:height="0.9cm" svg:x="4.4cm" svg:y="0.2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5" draw:layer="layout" svg:width="4.1cm" svg:height="1cm" svg:x="4.474cm" svg:y="12.209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id="id2" draw:layer="layout" svg:width="7cm" svg:height="1.4cm" svg:x="3cm" svg:y="4.2cm">
          <text:p text:style-name="P1"><text:span text:style-name="T1">Is flag 'w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1" draw:layer="layout" svg:width="10.5cm" svg:height="1.5cm" svg:x="1.2cm" svg:y="1.8cm">
          <text:p text:style-name="P1"><text:span text:style-name="T1">READ file name and flags</text:span></text:p>
          <text:p text:style-name="P1"><text:span text:style-name="T1">from command lin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6" draw:layer="layout" svg:width="5.5cm" svg:height="1.5cm" svg:x="11.08cm" svg:y="4.156cm">
          <text:p text:style-name="P1"><text:span text:style-name="T1">CALL file_write</text:span></text:p>
          <text:p text:style-name="P1"><text:span text:style-name="T1">to write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7cm" svg:height="1.4cm" svg:x="3cm" svg:y="6.5cm">
          <text:p text:style-name="P1"><text:span text:style-name="T1">Is flag 'r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4" draw:layer="layout" svg:width="10.5cm" svg:height="1.5cm" svg:x="1.3cm" svg:y="8.8cm">
          <text:p text:style-name="P1"><text:span text:style-name="T1">PRINT error mess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7" draw:layer="layout" svg:width="5.5cm" svg:height="1.5cm" svg:x="11.1cm" svg:y="6.453cm">
          <text:p text:style-name="P1"><text:span text:style-name="T1">CALL file_read</text:span></text:p>
          <text:p text:style-name="P1"><text:span text:style-name="T1">to read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6.448cm" svg:y1="3.3cm" svg:x2="6.499cm" svg:y2="4.2cm" draw:start-shape="id1" draw:start-glue-point="8" draw:end-shape="id2" draw:end-glue-point="4">
          <text:p text:style-name="P6"/>
        </draw:connector>
        <draw:connector draw:style-name="gr5" draw:text-style-name="P3" draw:layer="layout" svg:x1="6.499cm" svg:y1="5.598cm" svg:x2="6.499cm" svg:y2="6.5cm" draw:start-shape="id2" draw:start-glue-point="6" draw:end-shape="id3" draw:end-glue-point="4">
          <text:p text:style-name="P6"/>
        </draw:connector>
        <draw:connector draw:style-name="gr5" draw:text-style-name="P3" draw:layer="layout" svg:x1="6.499cm" svg:y1="7.898cm" svg:x2="6.548cm" svg:y2="8.8cm" draw:start-shape="id3" draw:start-glue-point="6" draw:end-shape="id4" draw:end-glue-point="5">
          <text:p text:style-name="P6"/>
        </draw:connector>
        <draw:connector draw:style-name="gr5" draw:text-style-name="P3" draw:id="id8" draw:layer="layout" svg:x1="6.548cm" svg:y1="10.3cm" svg:x2="6.523cm" svg:y2="12.209cm" draw:start-shape="id4" draw:start-glue-point="8" draw:end-shape="id5" draw:end-glue-point="4">
          <text:p text:style-name="P6"/>
        </draw:connector>
        <draw:connector draw:style-name="gr5" draw:text-style-name="P3" draw:layer="layout" svg:x1="10cm" svg:y1="4.899cm" svg:x2="11.08cm" svg:y2="4.905cm" draw:start-shape="id2" draw:start-glue-point="7" draw:end-shape="id6" draw:end-glue-point="5">
          <text:p text:style-name="P6"/>
        </draw:connector>
        <draw:connector draw:style-name="gr5" draw:text-style-name="P3" draw:layer="layout" svg:x1="10cm" svg:y1="7.199cm" svg:x2="11.1cm" svg:y2="7.202cm" draw:start-shape="id3" draw:start-glue-point="7" draw:end-shape="id7" draw:end-glue-point="5">
          <text:p text:style-name="P6"/>
        </draw:connector>
        <draw:connector draw:style-name="gr5" draw:text-style-name="P3" draw:layer="layout" svg:x1="16.58cm" svg:y1="4.905cm" svg:x2="6.548cm" svg:y2="11.401cm" draw:start-shape="id6" draw:start-glue-point="7" draw:end-shape="id8" draw:end-glue-point="0">
          <text:p text:style-name="P6"/>
        </draw:connector>
        <draw:connector draw:style-name="gr6" draw:text-style-name="P3" draw:layer="layout" svg:x1="16.6cm" svg:y1="7.202cm" svg:x2="17.092cm" svg:y2="7.17cm" draw:start-shape="id7" draw:start-glue-point="7">
          <text:p text:style-name="P6"/>
        </draw:connector>
        <draw:connector draw:style-name="gr5" draw:text-style-name="P3" draw:layer="layout" svg:x1="6.449cm" svg:y1="1.1cm" svg:x2="6.448cm" svg:y2="1.8cm" draw:start-shape="id9" draw:start-glue-point="6" draw:end-shape="id1" draw:end-glue-point="5">
          <text:p text:style-name="P6"/>
        </draw:connector>
        <draw:frame draw:style-name="gr7" draw:text-style-name="P5" draw:layer="layout" svg:width="1.095cm" svg:height="0.78cm" svg:x="5.476cm" svg:y="7.778cm">
          <draw:text-box>
            <text:p text:style-name="P4"><text:span text:style-name="T2">NO</text:span></text:p>
          </draw:text-box>
        </draw:frame>
        <draw:frame draw:style-name="gr7" draw:text-style-name="P5" draw:layer="layout" svg:width="1.391cm" svg:height="0.78cm" svg:x="9.393cm" svg:y="6.45cm">
          <draw:text-box>
            <text:p text:style-name="P6"><text:span text:style-name="T2">YES</text:span></text:p>
          </draw:text-box>
        </draw:frame>
        <draw:frame draw:style-name="gr7" draw:text-style-name="P5" draw:layer="layout" svg:width="1.391cm" svg:height="0.78cm" svg:x="9.394cm" svg:y="4.151cm">
          <draw:text-box>
            <text:p text:style-name="P6"><text:span text:style-name="T2">YES</text:span></text:p>
          </draw:text-box>
        </draw:frame>
        <draw:frame draw:style-name="gr7" draw:text-style-name="P5" draw:layer="layout" svg:width="1.095cm" svg:height="0.78cm" svg:x="5.476cm" svg:y="5.479cm">
          <draw:text-box>
            <text:p text:style-name="P4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William Bell</meta:initial-creator>
    <meta:creation-date>2006-09-11T11:26:05</meta:creation-date>
    <dc:creator>William Bell</dc:creator>
    <dc:date>2006-09-11T14:34:43</dc:date>
    <dc:language>en-GB</dc:language>
    <meta:editing-cycles>3</meta:editing-cycles>
    <meta:editing-duration>PT28M4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